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justify" draw:textarea-vertical-align="top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d320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5" style:family="graphic">
      <style:graphic-properties draw:fill="solid" draw:fill-color="#ff950e" draw:textarea-horizontal-align="justify" draw:textarea-vertical-align="top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draw:fill="solid" draw:fill-color="#ffff66" draw:textarea-horizontal-align="justify" draw:textarea-vertical-align="top" draw:auto-grow-height="false"/>
    </style:style>
    <style:style style:name="gr8" style:family="graphic">
      <style:graphic-properties draw:stroke="dash" draw:stroke-dash="Ultrafine_20_Dashed" draw:fill="solid" draw:fill-color="#ffff66" draw:textarea-horizontal-align="justify" draw:textarea-vertical-align="top" draw:auto-grow-height="false"/>
    </style:style>
    <style:style style:name="gr9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808080" draw:fill="solid" draw:fill-color="#e6e6e6"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text-properties fo:font-size="8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text-align="start"/>
      <style:text-properties fo:font-size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608cm" svg:height="1.416cm" svg:x="1.3cm" svg:y="10.238cm">
          <text:p text:style-name="P1"><text:span text:style-name="T1">User</text:span></text:p>
          <text:p text:style-name="P1"><text:span text:style-name="T2">leonardo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3.104cm" svg:y1="10.238cm" svg:x2="9.758cm" svg:y2="2.439cm" draw:start-shape="id1" draw:start-glue-point="0" draw:end-shape="id2" draw:end-glue-point="3" svg:d="m3104 10238c0-5200 2218-7799 6654-7799" svg:viewBox="0 0 6655 7800">
          <text:p/>
        </draw:connector>
        <draw:custom-shape draw:style-name="gr3" draw:text-style-name="P2" xml:id="id7" draw:id="id7" draw:layer="layout" svg:width="3.95cm" svg:height="1.957cm" svg:x="19.008cm" svg:y="10.193cm">
          <text:p text:style-name="P1"><text:span text:style-name="T1">Resource</text:span></text:p>
          <text:p text:style-name="P1"><text:span text:style-name="T2">Engineering</text:span></text:p>
          <text:p text:style-name="P1"><text:span text:style-name="T2">Library</text:span></text:p>
          <draw:enhanced-geometry svg:viewBox="0 0 21600 21600" draw:path-stretchpoint-x="10800" draw:path-stretchpoint-y="10800" draw:text-areas="?f3 ?f4 ?f5 ?f6" draw:type="round-rectangle" draw:modifiers="4646.9300333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5.55cm" svg:height="1.476cm" svg:x="13.058cm" svg:y="4.567cm">
          <text:p text:style-name="P1"><text:span text:style-name="T1">Org</text:span></text:p>
          <text:p text:style-name="P1"><text:span text:style-name="T2">Department of Mach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3.9cm" svg:height="1.477cm" svg:x="5.458cm" svg:y="7.173cm">
          <draw:glue-point draw:id="4" svg:x="2.564cm" svg:y="5cm"/>
          <text:p text:style-name="P1"><text:span text:style-name="T1">Org</text:span></text:p>
          <text:p text:style-name="P1"><text:span text:style-name="T2">Painting Lou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3.9cm" svg:height="1.477cm" svg:x="9.958cm" svg:y="7.173cm">
          <draw:glue-point draw:id="4" svg:x="-2.307cm" svg:y="5.011cm"/>
          <text:p text:style-name="P1"><text:span text:style-name="T1">Org</text:span></text:p>
          <text:p text:style-name="P1"><text:span text:style-name="T2">Sculpting Cor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9.633cm" svg:y1="4.567cm" svg:x2="11.301cm" svg:y2="3.178cm" draw:start-shape="id3" draw:end-shape="id2" draw:end-glue-point="4" svg:d="m9633 4567c0-1041 1668-347 1668-1389" svg:viewBox="0 0 1669 1390">
          <text:p/>
        </draw:connector>
        <draw:connector draw:style-name="gr2" draw:text-style-name="P1" draw:layer="layout" draw:type="curve" svg:x1="15.833cm" svg:y1="4.567cm" svg:x2="13.949cm" svg:y2="3.178cm" draw:start-shape="id4" draw:start-glue-point="0" draw:end-shape="id2" draw:end-glue-point="5" svg:d="m15833 4567c0-1041-1884-347-1884-1389" svg:viewBox="0 0 1885 1390">
          <text:p/>
        </draw:connector>
        <draw:connector draw:style-name="gr2" draw:text-style-name="P1" draw:layer="layout" draw:type="curve" svg:x1="7.408cm" svg:y1="7.173cm" svg:x2="8.151cm" svg:y2="6.043cm" draw:start-shape="id5" draw:end-shape="id3" draw:end-glue-point="5" svg:d="m7408 7173c0-847 743-283 743-1130" svg:viewBox="0 0 744 1131">
          <text:p/>
        </draw:connector>
        <draw:connector draw:style-name="gr2" draw:text-style-name="P1" draw:layer="layout" draw:type="curve" svg:x1="11.908cm" svg:y1="7.173cm" svg:x2="10.999cm" svg:y2="6.043cm" draw:start-shape="id6" draw:end-shape="id3" draw:end-glue-point="4" svg:d="m11908 7173c0-847-909-283-909-1130" svg:viewBox="0 0 910 1131">
          <text:p/>
        </draw:connector>
        <draw:connector draw:style-name="gr2" draw:text-style-name="P1" draw:layer="layout" draw:type="curve" svg:x1="20.983cm" svg:y1="10.193cm" svg:x2="15.833cm" svg:y2="6.043cm" draw:start-shape="id7" draw:start-glue-point="0" draw:end-shape="id4" svg:d="m20983 10193c0-3112-5150-1038-5150-4150" svg:viewBox="0 0 5151 4151">
          <text:p/>
        </draw:connector>
        <draw:custom-shape draw:style-name="gr1" draw:text-style-name="P2" xml:id="id8" draw:id="id8" draw:layer="layout" svg:width="3.608cm" svg:height="1.416cm" svg:x="13.85cm" svg:y="10.238cm">
          <text:p text:style-name="P1"><text:span text:style-name="T1">User</text:span></text:p>
          <text:p text:style-name="P1"><text:span text:style-name="T2">donatello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5.654cm" svg:y1="10.238cm" svg:x2="11.908cm" svg:y2="8.65cm" draw:start-shape="id8" draw:start-glue-point="0" draw:end-shape="id6" svg:d="m15654 10238c0-1191-3746-397-3746-1588" svg:viewBox="0 0 3747 1589">
          <text:p/>
        </draw:connector>
        <draw:custom-shape draw:style-name="gr1" draw:text-style-name="P2" xml:id="id9" draw:id="id9" draw:layer="layout" svg:width="3.608cm" svg:height="1.416cm" svg:x="5.484cm" svg:y="10.238cm">
          <text:p text:style-name="P1"><text:span text:style-name="T1">User</text:span></text:p>
          <text:p text:style-name="P1"><text:span text:style-name="T2">raphael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288cm" svg:y1="10.238cm" svg:x2="7.408cm" svg:y2="8.65cm" draw:start-shape="id9" draw:start-glue-point="0" draw:end-shape="id5" svg:d="m7288 10238c0-1191 120-397 120-1588" svg:viewBox="0 0 121 1589">
          <text:p/>
        </draw:connector>
        <draw:custom-shape draw:style-name="gr1" draw:text-style-name="P2" xml:id="id10" draw:id="id10" draw:layer="layout" svg:width="3.608cm" svg:height="1.416cm" svg:x="9.669cm" svg:y="10.238cm">
          <text:p text:style-name="P1"><text:span text:style-name="T1">User</text:span></text:p>
          <text:p text:style-name="P1"><text:span text:style-name="T2">michelangelo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473cm" svg:y1="10.238cm" svg:x2="11.009cm" svg:y2="8.65cm" draw:start-shape="id10" draw:start-glue-point="0" draw:end-shape="id6" draw:end-glue-point="4" svg:d="m11473 10238c0-1191-464-397-464-1588" svg:viewBox="0 0 465 1589">
          <text:p/>
        </draw:connector>
        <draw:connector draw:style-name="gr2" draw:text-style-name="P1" draw:layer="layout" draw:type="curve" svg:x1="11.473cm" svg:y1="10.238cm" svg:x2="8.407cm" svg:y2="8.649cm" draw:start-shape="id10" draw:start-glue-point="0" draw:end-shape="id5" draw:end-glue-point="4" svg:d="m11473 10238c0-1191-3066-397-3066-1589" svg:viewBox="0 0 3067 1590">
          <text:p/>
        </draw:connector>
        <draw:custom-shape draw:style-name="gr4" draw:text-style-name="P2" xml:id="id2" draw:id="id2" draw:layer="layout" svg:width="5.55cm" svg:height="1.477cm" svg:x="9.758cm" svg:y="1.701cm">
          <draw:glue-point draw:id="4" svg:x="-2.221cm" svg:y="5.01cm"/>
          <draw:glue-point draw:id="5" svg:x="2.553cm" svg:y="5.01cm"/>
          <text:p text:style-name="P1"><text:span text:style-name="T1">Org</text:span></text:p>
          <text:p text:style-name="P1"><text:span text:style-name="T2">Leonardo's Worksh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5.55cm" svg:height="1.476cm" svg:x="6.858cm" svg:y="4.567cm">
          <draw:glue-point draw:id="4" svg:x="2.463cm" svg:y="5.013cm"/>
          <draw:glue-point draw:id="5" svg:x="-2.672cm" svg:y="5.013cm"/>
          <text:p text:style-name="P1"><text:span text:style-name="T1">Org</text:span></text:p>
          <text:p text:style-name="P1"><text:span text:style-name="T2">Department of Fine 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4" draw:text-style-name="P2" xml:id="id12" draw:id="id12" draw:layer="layout" svg:width="5.55cm" svg:height="1.477cm" svg:x="7.15cm" svg:y="1.246cm">
          <draw:glue-point draw:id="4" svg:x="-2.221cm" svg:y="5.01cm"/>
          <draw:glue-point draw:id="5" svg:x="2.553cm" svg:y="5.01cm"/>
          <text:p text:style-name="P1"><text:span text:style-name="T1">Org</text:span></text:p>
          <text:p text:style-name="P1"><text:span text:style-name="T2">Leonardo's Worksh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5.55cm" svg:height="1.476cm" svg:x="4.25cm" svg:y="4.113cm">
          <draw:glue-point draw:id="4" svg:x="2.463cm" svg:y="5.013cm"/>
          <draw:glue-point draw:id="5" svg:x="-2.672cm" svg:y="5.013cm"/>
          <text:p text:style-name="P1"><text:span text:style-name="T1">Org</text:span></text:p>
          <text:p text:style-name="P1"><text:span text:style-name="T2">Department of Fine 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5.55cm" svg:height="1.476cm" svg:x="10.45cm" svg:y="4.113cm">
          <text:p text:style-name="P1"><text:span text:style-name="T1">Org</text:span></text:p>
          <text:p text:style-name="P1"><text:span text:style-name="T2">Department of Mach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4" draw:id="id14" draw:layer="layout" svg:width="3.9cm" svg:height="1.477cm" svg:x="1.342cm" svg:y="6.719cm">
          <draw:glue-point draw:id="4" svg:x="2.564cm" svg:y="5cm"/>
          <text:p text:style-name="P1"><text:span text:style-name="T1">Org</text:span></text:p>
          <text:p text:style-name="P1"><text:span text:style-name="T2">Painting Lou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5" draw:id="id15" draw:layer="layout" svg:width="3.9cm" svg:height="1.477cm" svg:x="5.842cm" svg:y="6.719cm">
          <draw:glue-point draw:id="4" svg:x="-2.307cm" svg:y="5.011cm"/>
          <text:p text:style-name="P1"><text:span text:style-name="T1">Org</text:span></text:p>
          <text:p text:style-name="P1"><text:span text:style-name="T2">Sculpting Cor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025cm" svg:y1="4.113cm" svg:x2="8.693cm" svg:y2="2.723cm" draw:start-shape="id11" draw:start-glue-point="0" draw:end-shape="id12" draw:end-glue-point="4" svg:d="m7025 4113c0-1042 1668-348 1668-1390" svg:viewBox="0 0 1669 1391">
          <text:p/>
        </draw:connector>
        <draw:connector draw:style-name="gr2" draw:text-style-name="P1" draw:layer="layout" draw:type="curve" svg:x1="13.225cm" svg:y1="4.113cm" svg:x2="11.341cm" svg:y2="2.723cm" draw:start-shape="id13" draw:start-glue-point="0" draw:end-shape="id12" draw:end-glue-point="5" svg:d="m13225 4113c0-1042-1884-348-1884-1390" svg:viewBox="0 0 1885 1391">
          <text:p/>
        </draw:connector>
        <draw:connector draw:style-name="gr2" draw:text-style-name="P1" draw:layer="layout" draw:type="curve" svg:x1="3.292cm" svg:y1="6.719cm" svg:x2="5.543cm" svg:y2="5.589cm" draw:start-shape="id14" draw:start-glue-point="0" draw:end-shape="id11" draw:end-glue-point="5" svg:d="m3292 6719c0-847 2251-283 2251-1130" svg:viewBox="0 0 2252 1131">
          <text:p/>
        </draw:connector>
        <draw:connector draw:style-name="gr2" draw:text-style-name="P1" draw:layer="layout" draw:type="curve" svg:x1="7.792cm" svg:y1="6.719cm" svg:x2="7.025cm" svg:y2="5.589cm" draw:start-shape="id15" draw:end-shape="id11" svg:d="m7792 6719c0-847-767-283-767-1130" svg:viewBox="0 0 768 1131">
          <text:p/>
        </draw:connector>
        <draw:custom-shape draw:style-name="gr1" draw:text-style-name="P2" xml:id="id16" draw:id="id16" draw:layer="layout" svg:width="3.608cm" svg:height="1.416cm" svg:x="10.042cm" svg:y="9.784cm">
          <text:p text:style-name="P1"><text:span text:style-name="T1">User</text:span></text:p>
          <text:p text:style-name="P1"><text:span text:style-name="T2">brunelleschi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846cm" svg:y1="9.784cm" svg:x2="12.442cm" svg:y2="8.197cm" draw:start-shape="id16" draw:start-glue-point="0" draw:end-shape="id17" draw:end-glue-point="2" svg:d="m11846 9784c0-1189 596-396 596-1587" svg:viewBox="0 0 597 1588">
          <text:p/>
        </draw:connector>
        <draw:custom-shape draw:style-name="gr1" draw:text-style-name="P2" xml:id="id18" draw:id="id18" draw:layer="layout" svg:width="3.608cm" svg:height="1.416cm" svg:x="3.784cm" svg:y="9.784cm">
          <text:p text:style-name="P1"><text:span text:style-name="T1">User</text:span></text:p>
          <text:p text:style-name="P1"><text:span text:style-name="T2">michelangelo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588cm" svg:y1="9.784cm" svg:x2="6.893cm" svg:y2="8.196cm" draw:start-shape="id18" draw:start-glue-point="0" draw:end-shape="id15" draw:end-glue-point="4" svg:d="m5588 9784c0-1191 1305-397 1305-1588" svg:viewBox="0 0 1306 1589">
          <text:p/>
        </draw:connector>
        <draw:connector draw:style-name="gr2" draw:text-style-name="P1" draw:layer="layout" draw:type="curve" svg:x1="5.588cm" svg:y1="9.784cm" svg:x2="4.291cm" svg:y2="8.195cm" draw:start-shape="id18" draw:start-glue-point="0" draw:end-shape="id14" draw:end-glue-point="4" svg:d="m5588 9784c0-1191-1297-397-1297-1589" svg:viewBox="0 0 1298 1590">
          <text:p/>
        </draw:connector>
        <draw:custom-shape draw:style-name="gr4" draw:text-style-name="P2" xml:id="id17" draw:id="id17" draw:layer="layout" svg:width="3.9cm" svg:height="1.477cm" svg:x="10.492cm" svg:y="6.72cm">
          <draw:glue-point draw:id="4" svg:x="-2.307cm" svg:y="5.011cm"/>
          <text:p text:style-name="P1"><text:span text:style-name="T1">Org</text:span></text:p>
          <text:p text:style-name="P1"><text:span text:style-name="T2">Architects Gu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2.442cm" svg:y1="6.72cm" svg:x2="8.391cm" svg:y2="5.589cm" draw:start-shape="id17" draw:start-glue-point="0" draw:end-shape="id11" draw:end-glue-point="4" svg:d="m12442 6720c0-847-4051-282-4051-1131" svg:viewBox="0 0 4052 1132">
          <text:p/>
        </draw:connector>
        <draw:connector draw:style-name="gr2" draw:text-style-name="P1" draw:layer="layout" draw:type="curve" svg:x1="12.442cm" svg:y1="6.72cm" svg:x2="13.225cm" svg:y2="5.589cm" draw:start-shape="id17" draw:end-shape="id13" svg:d="m12442 6720c0-847 783-282 783-1131" svg:viewBox="0 0 784 1132">
          <text:p/>
        </draw:connector>
      </draw:page>
      <draw:page draw:name="page3" draw:style-name="dp1" draw:master-page-name="Default">
        <draw:custom-shape draw:style-name="gr5" draw:text-style-name="P2" xml:id="id21" draw:id="id21" draw:layer="Layout" svg:width="5.55cm" svg:height="1.476cm" svg:x="8.85cm" svg:y="4.567cm">
          <text:p text:style-name="P3"><text:span text:style-name="T1">Org</text:span></text:p>
          <text:p text:style-name="P3"><text:span text:style-name="T2">Department of Mach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3.9cm" svg:height="1.477cm" svg:x="1.25cm" svg:y="7.173cm">
          <draw:glue-point draw:id="4" svg:x="2.564cm" svg:y="5cm"/>
          <text:p text:style-name="P3"><text:span text:style-name="T1">Org</text:span></text:p>
          <text:p text:style-name="P3"><text:span text:style-name="T2">Painting Loun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3" draw:id="id23" draw:layer="Layout" svg:width="3.9cm" svg:height="1.477cm" svg:x="5.75cm" svg:y="7.173cm">
          <draw:glue-point draw:id="4" svg:x="-2.307cm" svg:y="5.011cm"/>
          <text:p text:style-name="P3"><text:span text:style-name="T1">Org</text:span></text:p>
          <text:p text:style-name="P3"><text:span text:style-name="T2">Sculpting Cor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.425cm" svg:y1="4.567cm" svg:x2="7.093cm" svg:y2="3.178cm" draw:start-shape="id19" draw:end-shape="id20" draw:end-glue-point="4" svg:d="m5425 4567c0-1041 1668-347 1668-1389" svg:viewBox="0 0 1669 1390">
          <text:p/>
        </draw:connector>
        <draw:connector draw:style-name="gr2" draw:text-style-name="P1" draw:layer="layout" draw:type="curve" svg:x1="11.625cm" svg:y1="4.567cm" svg:x2="9.741cm" svg:y2="3.178cm" draw:start-shape="id21" draw:start-glue-point="0" draw:end-shape="id20" draw:end-glue-point="5" svg:d="m11625 4567c0-1041-1884-347-1884-1389" svg:viewBox="0 0 1885 1390">
          <text:p/>
        </draw:connector>
        <draw:connector draw:style-name="gr2" draw:text-style-name="P1" draw:layer="layout" draw:type="curve" svg:x1="3.2cm" svg:y1="7.173cm" svg:x2="3.943cm" svg:y2="6.043cm" draw:start-shape="id22" draw:end-shape="id19" draw:end-glue-point="5" svg:d="m3200 7173c0-847 743-283 743-1130" svg:viewBox="0 0 744 1131">
          <text:p/>
        </draw:connector>
        <draw:connector draw:style-name="gr2" draw:text-style-name="P1" draw:layer="layout" draw:type="curve" svg:x1="7.7cm" svg:y1="7.173cm" svg:x2="6.791cm" svg:y2="6.043cm" draw:start-shape="id23" draw:end-shape="id19" draw:end-glue-point="4" svg:d="m7700 7173c0-847-909-283-909-1130" svg:viewBox="0 0 910 1131">
          <text:p/>
        </draw:connector>
        <draw:custom-shape draw:style-name="gr5" draw:text-style-name="P2" xml:id="id20" draw:id="id20" draw:layer="Layout" svg:width="5.55cm" svg:height="1.477cm" svg:x="5.55cm" svg:y="1.701cm">
          <draw:glue-point draw:id="4" svg:x="-2.221cm" svg:y="5.01cm"/>
          <draw:glue-point draw:id="5" svg:x="2.553cm" svg:y="5.01cm"/>
          <text:p text:style-name="P3"><text:span text:style-name="T1">Org</text:span></text:p>
          <text:p text:style-name="P3"><text:span text:style-name="T2">Leonardo's Worksh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9" draw:id="id19" draw:layer="Layout" svg:width="5.55cm" svg:height="1.476cm" svg:x="2.65cm" svg:y="4.567cm">
          <draw:glue-point draw:id="4" svg:x="2.463cm" svg:y="5.013cm"/>
          <draw:glue-point draw:id="5" svg:x="-2.672cm" svg:y="5.013cm"/>
          <text:p text:style-name="P3"><text:span text:style-name="T1">Org</text:span></text:p>
          <text:p text:style-name="P3"><text:span text:style-name="T2">Department of Fine 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6" draw:id="id26" draw:layer="layout" svg:width="4.322cm" svg:height="1.476cm" svg:x="21.85cm" svg:y="4.568cm">
          <text:p text:style-name="P3"><text:span text:style-name="T1">Org</text:span></text:p>
          <text:p text:style-name="P3"><text:span text:style-name="T2">Florence Cathedr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7.075cm" svg:y1="4.568cm" svg:x2="18.446cm" svg:y2="3.179cm" draw:start-shape="id24" draw:end-shape="id25" draw:end-glue-point="4" svg:d="m17075 4568c0-1041 1371-347 1371-1389" svg:viewBox="0 0 1372 1390">
          <text:p/>
        </draw:connector>
        <draw:connector draw:style-name="gr2" draw:text-style-name="P1" draw:layer="layout" draw:type="curve" svg:x1="24.011cm" svg:y1="4.568cm" svg:x2="23.506cm" svg:y2="3.179cm" draw:start-shape="id26" draw:start-glue-point="0" draw:end-shape="id25" draw:end-glue-point="5" svg:d="m24011 4568c0-1041-505-347-505-1389" svg:viewBox="0 0 506 1390">
          <text:p/>
        </draw:connector>
        <draw:custom-shape draw:style-name="gr4" draw:text-style-name="P2" xml:id="id25" draw:id="id25" draw:layer="layout" svg:width="10.6cm" svg:height="1.477cm" svg:x="15.5cm" svg:y="1.702cm">
          <draw:glue-point draw:id="4" svg:x="-2.221cm" svg:y="5.01cm"/>
          <draw:glue-point draw:id="5" svg:x="2.553cm" svg:y="5.01cm"/>
          <text:p text:style-name="P3"><text:span text:style-name="T1">Org</text:span></text:p>
          <text:p text:style-name="P3"><text:span text:style-name="T2">Proj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4" draw:id="id24" draw:layer="layout" svg:width="3.15cm" svg:height="1.476cm" svg:x="15.5cm" svg:y="4.568cm">
          <draw:glue-point draw:id="4" svg:x="2.463cm" svg:y="5.013cm"/>
          <draw:glue-point draw:id="5" svg:x="-2.672cm" svg:y="5.013cm"/>
          <text:p text:style-name="P3"><text:span text:style-name="T1">Org</text:span></text:p>
          <text:p text:style-name="P3"><text:span text:style-name="T2">Mona Lis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7" draw:id="id27" draw:layer="layout" svg:width="2.25cm" svg:height="1.476cm" svg:x="19.127cm" svg:y="4.568cm">
          <draw:glue-point draw:id="4" svg:x="2.463cm" svg:y="5.013cm"/>
          <draw:glue-point draw:id="5" svg:x="-2.672cm" svg:y="5.013cm"/>
          <text:p text:style-name="P3"><text:span text:style-name="T1">Org</text:span></text:p>
          <text:p text:style-name="P3"><text:span text:style-name="T2">Dav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20.252cm" svg:y1="4.568cm" svg:x2="20.8cm" svg:y2="3.179cm" draw:start-shape="id27" draw:end-shape="id25" draw:end-glue-point="2" svg:d="m20252 4568c0-1041 548-347 548-1389" svg:viewBox="0 0 549 1390">
          <text:p/>
        </draw:connector>
        <draw:custom-shape draw:style-name="gr1" draw:text-style-name="P2" xml:id="id28" draw:id="id28" draw:layer="layout" svg:width="3.608cm" svg:height="1.416cm" svg:x="9.669cm" svg:y="10.238cm">
          <text:p text:style-name="P1"><text:span text:style-name="T1">User</text:span></text:p>
          <text:p text:style-name="P1"><text:span text:style-name="T2">michelangelo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1.473cm" svg:y1="10.238cm" svg:x2="3.2cm" svg:y2="8.65cm" draw:start-shape="id28" draw:start-glue-point="0" draw:end-shape="id22" svg:d="m11473 10238c0-1191-8273-397-8273-1588" svg:viewBox="0 0 8274 1589">
          <text:p/>
        </draw:connector>
        <draw:connector draw:style-name="gr2" draw:text-style-name="P1" draw:layer="layout" draw:type="curve" svg:x1="11.473cm" svg:y1="10.238cm" svg:x2="7.7cm" svg:y2="8.65cm" draw:start-shape="id28" draw:start-glue-point="0" draw:end-shape="id23" svg:d="m11473 10238c0-1191-3773-397-3773-1588" svg:viewBox="0 0 3774 1589">
          <text:p/>
        </draw:connector>
        <draw:connector draw:style-name="gr2" draw:text-style-name="P1" draw:layer="layout" draw:type="curve" svg:x1="11.473cm" svg:y1="10.238cm" svg:x2="20.252cm" svg:y2="6.044cm" draw:start-shape="id28" draw:start-glue-point="0" draw:end-shape="id27" draw:end-glue-point="2" svg:d="m11473 10238c0-3144 8779-1047 8779-4194" svg:viewBox="0 0 8780 4195">
          <text:p/>
        </draw:connector>
      </draw:page>
      <draw:page draw:name="page4" draw:style-name="dp1" draw:master-page-name="Default">
        <draw:custom-shape draw:style-name="gr4" draw:text-style-name="P2" xml:id="id30" draw:id="id30" draw:layer="layout" svg:width="6.15cm" svg:height="2.75cm" svg:x="10.4cm" svg:y="1cm">
          <text:p text:style-name="P1"><text:span text:style-name="T1">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392cm" svg:height="1.841cm" svg:x="10.787cm" svg:y="1.8cm">
          <draw:text-box>
            <text:p><text:span text:style-name="T3">name = “F000”</text:span><text:span text:style-name="T4"><text:line-break/></text:span><text:span text:style-name="T4">displayName = “Leonardo's Workshop”</text:span><text:span text:style-name="T4"><text:line-break/></text:span><text:span text:style-name="T4">identifier = “0000”</text:span><text:span text:style-name="T4"><text:line-break/></text:span><text:span text:style-name="T4">orgType = “functional”</text:span></text:p>
            <text:p><text:span text:style-name="T4">...</text:span></text:p>
          </draw:text-box>
        </draw:frame>
        <draw:connector draw:style-name="gr2" draw:text-style-name="P1" draw:layer="layout" draw:type="curve" svg:x1="12.65cm" svg:y1="7.442cm" svg:x2="13.475cm" svg:y2="3.75cm" draw:start-shape="id29" draw:start-glue-point="1" draw:end-shape="id30" draw:end-glue-point="2" svg:d="m12650 7442c550 0 825-1230 825-3692" svg:viewBox="0 0 826 3693">
          <text:p/>
        </draw:connector>
        <draw:custom-shape draw:style-name="gr4" draw:text-style-name="P2" xml:id="id32" draw:id="id32" draw:layer="layout" svg:width="6.15cm" svg:height="3.8cm" svg:x="6.15cm" svg:y="4.45cm">
          <text:p text:style-name="P1"><text:span text:style-name="T1">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667cm" svg:height="1.841cm" svg:x="6.537cm" svg:y="5.2cm">
          <draw:text-box>
            <text:p><text:span text:style-name="T3">name = “F100”</text:span><text:span text:style-name="T4"><text:line-break/></text:span><text:span text:style-name="T4">displayName = “Department of Fine Arts”</text:span><text:span text:style-name="T4"><text:line-break/></text:span><text:span text:style-name="T4">identifier = “100”</text:span><text:span text:style-name="T4"><text:line-break/></text:span><text:span text:style-name="T4">orgType = “functional”</text:span></text:p>
            <text:p><text:span text:style-name="T4">...</text:span></text:p>
          </draw:text-box>
        </draw:frame>
        <draw:custom-shape draw:style-name="gr4" draw:text-style-name="P6" xml:id="id29" draw:id="id29" draw:layer="layout" svg:width="5.909cm" svg:height="0.716cm" svg:x="6.741cm" svg:y="7.084cm">
          <text:p text:style-name="P5"><text:span text:style-name="T5">parentOrg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15cm" svg:height="3.8cm" svg:x="1.65cm" svg:y="9.05cm">
          <text:p text:style-name="P1"><text:span text:style-name="T1">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4.697cm" svg:height="1.841cm" svg:x="2.037cm" svg:y="9.8cm">
          <draw:text-box>
            <text:p><text:span text:style-name="T3">name = “F120”</text:span><text:span text:style-name="T4"><text:line-break/></text:span><text:span text:style-name="T4">displayName = “Painting Longue”</text:span><text:span text:style-name="T4"><text:line-break/></text:span><text:span text:style-name="T4">identifier = “120”</text:span><text:span text:style-name="T4"><text:line-break/></text:span><text:span text:style-name="T4">orgType = “functional”</text:span></text:p>
            <text:p><text:span text:style-name="T4">...</text:span></text:p>
          </draw:text-box>
        </draw:frame>
        <draw:custom-shape draw:style-name="gr4" draw:text-style-name="P6" xml:id="id31" draw:id="id31" draw:layer="layout" svg:width="5.909cm" svg:height="0.716cm" svg:x="2.241cm" svg:y="11.684cm">
          <text:p text:style-name="P5"><text:span text:style-name="T5">parentOrg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15cm" svg:y1="12.042cm" svg:x2="9.225cm" svg:y2="8.25cm" draw:start-shape="id31" draw:start-glue-point="1" draw:end-shape="id32" svg:d="m8150 12042c717 0 1075-1264 1075-3792" svg:viewBox="0 0 1076 3793">
          <text:p/>
        </draw:connector>
      </draw:page>
      <draw:page draw:name="page5" draw:style-name="dp1" draw:master-page-name="Default">
        <draw:custom-shape draw:style-name="gr4" draw:text-style-name="P2" xml:id="id34" draw:id="id34" draw:layer="layout" svg:width="6.15cm" svg:height="3.8cm" svg:x="9.9cm" svg:y="3.05cm">
          <draw:glue-point draw:id="4" svg:x="-5.001cm" svg:y="2.894cm"/>
          <text:p text:style-name="P1"><text:span text:style-name="T1">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609cm" svg:height="5.366cm" svg:x="1.45cm" svg:y="4.534cm">
          <text:p text:style-name="P3"><text:span text:style-name="T1">User</text:span></text:p>
          <draw:enhanced-geometry svg:viewBox="0 0 21600 21600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563cm" svg:height="1.523cm" svg:x="1.697cm" svg:y="5.25cm">
          <draw:text-box>
            <text:p text:style-name="P7"><text:span text:style-name="T3">name = “jack”</text:span><text:span text:style-name="T4"><text:line-break/></text:span><text:span text:style-name="T6">givenName = “Jack”</text:span></text:p>
            <text:p text:style-name="P7"><text:span text:style-name="T6">familyName = “Sparrow”</text:span><text:span text:style-name="T4"><text:line-break/></text:span><text:span text:style-name="T4">...</text:span></text:p>
          </draw:text-box>
        </draw:frame>
        <draw:custom-shape draw:style-name="gr7" draw:text-style-name="P10" xml:id="id33" draw:id="id33" draw:layer="Layout" svg:width="5.609cm" svg:height="1.916cm" svg:x="1.891cm" svg:y="6.784cm">
          <text:p text:style-name="P8"><text:span text:style-name="T5">Assignment</text:span></text:p>
          <text:p text:style-name="P9"><text:span text:style-name="T5">ValidFrom = …</text:span><text:span text:style-name="T5"><text:line-break/></text:span><text:span text:style-name="T5">validTo = …</text:span><text:span text:style-name="T5"><text:line-break/></text:span><text:span text:style-name="T5">condition = ….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5" draw:id="id35" draw:layer="Layout" svg:width="5.609cm" svg:height="0.75cm" svg:x="1.892cm" svg:y="8.9cm">
          <text:p text:style-name="P9"><text:span text:style-name="T5">parentOrg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7.5cm" svg:y1="7.742cm" svg:x2="9.9cm" svg:y2="4.95cm" draw:start-shape="id33" draw:start-glue-point="1" draw:end-shape="id34" draw:end-glue-point="3" svg:d="m7500 7742c1800 0 600-2792 2400-2792" svg:viewBox="0 0 2401 2793">
          <text:p/>
        </draw:connector>
        <draw:connector draw:style-name="gr9" draw:text-style-name="P1" draw:layer="layout" draw:type="curve" svg:x1="7.501cm" svg:y1="9.275cm" svg:x2="9.9cm" svg:y2="6.049cm" draw:start-shape="id35" draw:start-glue-point="1" draw:end-shape="id34" draw:end-glue-point="4" svg:d="m7501 9275c1800 0 601-3226 2399-3226" svg:viewBox="0 0 2400 3227">
          <text:p/>
        </draw:connector>
        <draw:custom-shape draw:style-name="gr4" draw:text-style-name="P2" xml:id="id37" draw:id="id37" draw:layer="layout" svg:width="6.15cm" svg:height="3.8cm" svg:x="17.5cm" svg:y="1.45cm">
          <text:p text:style-name="P1"><text:span text:style-name="T1">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733.7714649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5.667cm" svg:height="1.841cm" svg:x="17.887cm" svg:y="2.2cm">
          <draw:text-box>
            <text:p><text:span text:style-name="T3">name = “F100”</text:span><text:span text:style-name="T4"><text:line-break/></text:span><text:span text:style-name="T4">displayName = “Department of Fine Arts”</text:span><text:span text:style-name="T4"><text:line-break/></text:span><text:span text:style-name="T4">identifier = “100”</text:span><text:span text:style-name="T4"><text:line-break/></text:span><text:span text:style-name="T4">orgType = “functional”</text:span></text:p>
            <text:p><text:span text:style-name="T4">...</text:span></text:p>
          </draw:text-box>
        </draw:frame>
        <draw:custom-shape draw:style-name="gr4" draw:text-style-name="P6" draw:layer="layout" svg:width="5.909cm" svg:height="0.716cm" svg:x="18.091cm" svg:y="4.084cm">
          <text:p text:style-name="P5"><text:span text:style-name="T5">parentOrg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4.697cm" svg:height="1.841cm" svg:x="10.287cm" svg:y="3.8cm">
          <draw:text-box>
            <text:p><text:span text:style-name="T3">name = “F120”</text:span><text:span text:style-name="T4"><text:line-break/></text:span><text:span text:style-name="T4">displayName = “Painting Longue”</text:span><text:span text:style-name="T4"><text:line-break/></text:span><text:span text:style-name="T4">identifier = “120”</text:span><text:span text:style-name="T4"><text:line-break/></text:span><text:span text:style-name="T4">orgType = “functional”</text:span></text:p>
            <text:p><text:span text:style-name="T4">...</text:span></text:p>
          </draw:text-box>
        </draw:frame>
        <draw:custom-shape draw:style-name="gr4" draw:text-style-name="P6" xml:id="id36" draw:id="id36" draw:layer="layout" svg:width="5.909cm" svg:height="0.716cm" svg:x="10.491cm" svg:y="5.684cm">
          <text:p text:style-name="P5"><text:span text:style-name="T5">parentOrgRef</text:span></text:p>
          <draw:enhanced-geometry svg:viewBox="0 0 21600 21600" draw:path-stretchpoint-x="10800" draw:path-stretchpoint-y="10800" draw:text-areas="?f3 ?f4 ?f5 ?f6" draw:type="round-rectangle" draw:modifiers="1619.823932181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6.4cm" svg:y1="6.042cm" svg:x2="17.5cm" svg:y2="3.35cm" draw:start-shape="id36" draw:start-glue-point="1" draw:end-shape="id37" svg:d="m16400 6042c825 0 275-2692 1100-2692" svg:viewBox="0 0 1101 2693">
          <text:p/>
        </draw:connector>
        <draw:custom-shape draw:style-name="gr10" draw:text-style-name="P11" draw:layer="layout" svg:width="2.299cm" svg:height="1.65cm" svg:x="9.7cm" svg:y="8.3cm">
          <text:p text:style-name="P11"><text:span text:style-name="T4">Maintained automatically by midPoint</text:span></text:p>
          <draw:enhanced-geometry svg:viewBox="0 0 21600 21600" draw:mirror-horizontal="false" draw:type="line-callout-1" draw:modifiers="-8414.60869565217 1478.37674136887 -2338.4347826087 7247.9709267110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 draw:start-line-spacing-horizontal="0.152cm" draw:start-line-spacing-vertical="0.152cm" draw:end-line-spacing-horizontal="0.152cm" draw:end-line-spacing-vertical="0.15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0-12-22T14:36:36</meta:creation-date>
    <dc:date>2013-07-30T14:26:52</dc:date>
    <dc:creator>Radovan Semancik</dc:creator>
    <meta:editing-duration>P1DT11H55M35S</meta:editing-duration>
    <meta:editing-cycles>113</meta:editing-cycles>
    <meta:generator>LibreOffice/4.0.2.2$Linux_X86_64 LibreOffice_project/400m0$Build-2</meta:generator>
    <meta:document-statistic meta:object-count="81"/>
  </office:meta>
</office:document-meta>
</file>